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9in" table:align="margins"/>
    </style:style>
    <style:style style:name="Table1.A" style:family="table-column">
      <style:table-column-properties style:column-width="0.7903in" style:rel-column-width="6553*"/>
    </style:style>
    <style:style style:name="Table1.J" style:family="table-column">
      <style:table-column-properties style:column-width="0.7903in" style:rel-column-width="655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0.7896in" style:rel-column-width="6551*"/>
    </style:style>
    <style:style style:name="Table2.C" style:family="table-column">
      <style:table-column-properties style:column-width="0.7903in" style:rel-column-width="6556*"/>
    </style:style>
    <style:style style:name="Table2.J" style:family="table-column">
      <style:table-column-properties style:column-width="0.791in" style:rel-column-width="656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0.7903in" style:rel-column-width="6553*"/>
    </style:style>
    <style:style style:name="Table3.J" style:family="table-column">
      <style:table-column-properties style:column-width="0.7903in" style:rel-column-width="655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I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J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9in" table:align="margins"/>
    </style:style>
    <style:style style:name="Table4.A" style:family="table-column">
      <style:table-column-properties style:column-width="0.7903in" style:rel-column-width="6553*"/>
    </style:style>
    <style:style style:name="Table4.J" style:family="table-column">
      <style:table-column-properties style:column-width="0.7903in" style:rel-column-width="655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0.7903in" style:rel-column-width="6553*"/>
    </style:style>
    <style:style style:name="Table5.J" style:family="table-column">
      <style:table-column-properties style:column-width="0.7903in" style:rel-column-width="655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I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J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8.2944in" fo:margin-left="-0.1722in" table:align="left"/>
    </style:style>
    <style:style style:name="Table6.A" style:family="table-column">
      <style:table-column-properties style:column-width="1.0368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H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0.9875in" style:rel-column-width="8191*"/>
    </style:style>
    <style:style style:name="Table7.H" style:family="table-column">
      <style:table-column-properties style:column-width="0.9882in" style:rel-column-width="819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 style:master-page-name="">
      <style:table-properties style:width="7.9in" style:page-number="auto" table:align="margins"/>
    </style:style>
    <style:style style:name="Table8.A" style:family="table-column">
      <style:table-column-properties style:column-width="0.9875in" style:rel-column-width="8191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G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.3" style:family="table-row">
      <style:table-row-properties style:min-row-height="0.4118in"/>
    </style:style>
    <style:style style:name="Table9" style:family="table">
      <style:table-properties style:width="7.9in" table:align="margins"/>
    </style:style>
    <style:style style:name="Table9.A" style:family="table-column">
      <style:table-column-properties style:column-width="0.9875in" style:rel-column-width="8191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7.9in" table:align="margins"/>
    </style:style>
    <style:style style:name="Table10.A" style:family="table-column">
      <style:table-column-properties style:column-width="0.9875in" style:rel-column-width="8191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  <style:text-properties fo:font-size="38pt" style:font-size-asian="28pt" style:font-size-complex="28pt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4" style:family="paragraph" style:parent-style-name="Standard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size="15pt" officeooo:rsid="00239e64" officeooo:paragraph-rsid="00239e64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15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15pt" officeooo:rsid="00244ff8" officeooo:paragraph-rsid="00244ff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2555c2" officeooo:paragraph-rsid="002555c2" style:font-size-asian="9pt" style:font-size-complex="9pt"/>
    </style:style>
    <style:style style:name="P9" style:family="paragraph" style:parent-style-name="List_20_Paragraph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0" style:family="paragraph" style:parent-style-name="List_20_Paragraph">
      <style:paragraph-properties fo:margin-top="0in" fo:margin-bottom="0in" style:contextual-spacing="false" fo:break-before="page"/>
      <style:text-properties fo:font-size="17pt" officeooo:paragraph-rsid="0021511b" style:font-size-asian="17pt" style:font-size-complex="17pt"/>
    </style:style>
    <style:style style:name="P11" style:family="paragraph" style:parent-style-name="Standard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2" style:family="paragraph" style:parent-style-name="Standard">
      <style:paragraph-properties fo:margin-top="0in" fo:margin-bottom="0in" style:contextual-spacing="false" fo:break-before="page"/>
      <style:text-properties officeooo:paragraph-rsid="001f5c98"/>
    </style:style>
    <style:style style:name="P13" style:family="paragraph" style:parent-style-name="Standard">
      <style:text-properties officeooo:paragraph-rsid="001f5c98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0c53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1511b"/>
    </style:style>
    <style:style style:name="P23" style:family="paragraph" style:parent-style-name="Standard">
      <style:paragraph-properties fo:margin-top="0in" fo:margin-bottom="0in" style:contextual-spacing="false"/>
      <style:text-properties officeooo:rsid="0020c53e" officeooo:paragraph-rsid="0020c53e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0c53e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1511b"/>
    </style:style>
    <style:style style:name="P26" style:family="paragraph" style:parent-style-name="Standard">
      <style:paragraph-properties fo:break-before="page"/>
      <style:text-properties officeooo:rsid="0021511b" officeooo:paragraph-rsid="0021511b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00275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1511b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73a9" officeooo:paragraph-rsid="002073a9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a954" officeooo:paragraph-rsid="0021a954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c016" officeooo:paragraph-rsid="0021c016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8pt" style:font-size-complex="18pt"/>
    </style:style>
    <style:style style:name="P35" style:family="paragraph" style:parent-style-name="Text_20_body">
      <style:paragraph-properties fo:margin-top="0in" fo:margin-bottom="0in" style:contextual-spacing="false"/>
      <style:text-properties fo:font-size="18pt" style:font-size-asian="18pt" style:font-size-complex="18pt"/>
    </style:style>
    <style:style style:name="P36" style:family="paragraph" style:parent-style-name="Text_20_body">
      <style:paragraph-properties fo:margin-top="0in" fo:margin-bottom="0in" style:contextual-spacing="false"/>
      <style:text-properties fo:font-size="18pt" officeooo:rsid="001c71a4" officeooo:paragraph-rsid="001c71a4" style:font-size-asian="12pt" style:font-size-complex="12pt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2pt" style:font-size-complex="12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officeooo:paragraph-rsid="0022f54f" style:font-size-asian="12pt" style:font-size-complex="12pt"/>
    </style:style>
    <style:style style:name="P39" style:family="paragraph" style:parent-style-name="List_20_Paragraph">
      <style:paragraph-properties fo:margin-left="0.25in"/>
      <style:text-properties officeooo:paragraph-rsid="0022f54f"/>
    </style:style>
    <style:style style:name="P40" style:family="paragraph" style:parent-style-name="List_20_Paragraph">
      <style:paragraph-properties fo:margin-left="0in"/>
      <style:text-properties officeooo:paragraph-rsid="0022f54f"/>
    </style:style>
    <style:style style:name="P41" style:family="paragraph" style:parent-style-name="Standard">
      <style:text-properties officeooo:paragraph-rsid="0022f54f"/>
    </style:style>
    <style:style style:name="P42" style:family="paragraph" style:parent-style-name="Standard">
      <style:paragraph-properties fo:margin-top="0in" fo:margin-bottom="0in" style:contextual-spacing="false"/>
      <style:text-properties officeooo:paragraph-rsid="0022f54f"/>
    </style:style>
    <style:style style:name="P43" style:family="paragraph" style:parent-style-name="Standard">
      <style:paragraph-properties fo:text-align="justify" style:justify-single-word="false"/>
      <style:text-properties officeooo:paragraph-rsid="00263f59"/>
    </style:style>
    <style:style style:name="P4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63f59"/>
    </style:style>
    <style:style style:name="P45" style:family="paragraph" style:parent-style-name="Standard">
      <style:paragraph-properties fo:margin-top="0.1665in" fo:margin-bottom="0.111in" style:contextual-spacing="false" fo:text-align="justify" style:justify-single-word="false"/>
      <style:text-properties officeooo:paragraph-rsid="00263f59"/>
    </style:style>
    <style:style style:name="P46" style:family="paragraph" style:parent-style-name="Text_20_body">
      <style:text-properties officeooo:rsid="002555c2" officeooo:paragraph-rsid="002555c2"/>
    </style:style>
    <style:style style:name="P47" style:family="paragraph" style:parent-style-name="Text_20_body">
      <style:paragraph-properties fo:text-align="center" style:justify-single-word="false"/>
      <style:text-properties fo:font-size="14pt" style:font-size-asian="10pt" style:font-size-complex="10pt"/>
    </style:style>
    <style:style style:name="P48" style:family="paragraph" style:parent-style-name="Text_20_body">
      <style:paragraph-properties fo:text-align="center" style:justify-single-word="false"/>
      <style:text-properties fo:font-size="14pt" officeooo:rsid="00263f59" officeooo:paragraph-rsid="00263f59" style:font-size-asian="10pt" style:font-size-complex="10pt"/>
    </style:style>
    <style:style style:name="P49" style:family="paragraph" style:parent-style-name="Text_20_body">
      <style:paragraph-properties fo:text-align="center" style:justify-single-word="false"/>
      <style:text-properties fo:font-size="14pt" officeooo:rsid="00269171" officeooo:paragraph-rsid="00269171" style:font-size-asian="10pt" style:font-size-complex="10pt"/>
    </style:style>
    <style:style style:name="P50" style:family="paragraph" style:parent-style-name="Text_20_body">
      <style:paragraph-properties fo:text-align="center" style:justify-single-word="false"/>
      <style:text-properties fo:font-size="14pt" officeooo:rsid="0026e09f" officeooo:paragraph-rsid="0026e09f" style:font-size-asian="10pt" style:font-size-complex="10pt"/>
    </style:style>
    <style:style style:name="P51" style:family="paragraph" style:parent-style-name="Text_20_body">
      <style:paragraph-properties fo:text-align="center" style:justify-single-word="false"/>
      <style:text-properties fo:font-size="14pt" officeooo:rsid="0027dbce" officeooo:paragraph-rsid="0027dbce" style:font-size-asian="10pt" style:font-size-complex="10pt"/>
    </style:style>
    <style:style style:name="P52" style:family="paragraph" style:parent-style-name="Text_20_body">
      <style:paragraph-properties fo:text-align="center" style:justify-single-word="false"/>
      <style:text-properties fo:font-size="14pt" officeooo:rsid="00281e5f" officeooo:paragraph-rsid="00281e5f" style:font-size-asian="10pt" style:font-size-complex="10pt"/>
    </style:style>
    <style:style style:name="P53" style:family="paragraph" style:parent-style-name="Text_20_body">
      <style:text-properties officeooo:rsid="00281e5f" officeooo:paragraph-rsid="00281e5f"/>
    </style:style>
    <style:style style:name="P54" style:family="paragraph" style:parent-style-name="Heading_20_1">
      <style:paragraph-properties fo:margin-top="0in" fo:margin-bottom="0in" style:contextual-spacing="false"/>
      <style:text-properties fo:font-size="28pt" officeooo:rsid="001b2b27" officeooo:paragraph-rsid="001f5c98" style:font-size-asian="18pt" style:font-size-complex="18pt"/>
    </style:style>
    <style:style style:name="P55" style:family="paragraph" style:parent-style-name="Heading_20_1">
      <style:paragraph-properties fo:margin-top="0in" fo:margin-bottom="0in" style:contextual-spacing="false" fo:break-before="page"/>
      <style:text-properties fo:font-size="28pt" officeooo:rsid="001b2b27" officeooo:paragraph-rsid="001f5c98" style:font-size-asian="18pt" style:font-size-complex="18pt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2">
      <style:paragraph-properties fo:margin-top="0in" fo:margin-bottom="0in" style:contextual-spacing="false"/>
    </style:style>
    <style:style style:name="P58" style:family="paragraph" style:parent-style-name="Heading_20_2">
      <style:paragraph-properties fo:margin-top="0in" fo:margin-bottom="0in" style:contextual-spacing="false"/>
      <style:text-properties officeooo:paragraph-rsid="001df51f"/>
    </style:style>
    <style:style style:name="P59" style:family="paragraph" style:parent-style-name="Heading_20_2">
      <style:text-properties officeooo:paragraph-rsid="002e7541"/>
    </style:style>
    <style:style style:name="P60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61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62" style:family="paragraph" style:parent-style-name="List_20_Paragraph" style:list-style-name="WWNum7" style:master-page-name="">
      <loext:graphic-properties draw:fill="none"/>
      <style:paragraph-properties fo:margin-left="0.25in" fo:margin-right="0in" fo:margin-top="0in" fo:margin-bottom="0in" style:contextual-spacing="false" fo:text-indent="-0.3118in" style:auto-text-indent="false" style:page-number="auto" fo:background-color="transparent"/>
      <style:text-properties fo:font-size="15pt" officeooo:paragraph-rsid="0020c53e" style:font-size-asian="15pt" style:font-size-complex="15pt"/>
    </style:style>
    <style:style style:name="P63" style:family="paragraph" style:parent-style-name="List_20_Paragraph" style:list-style-name="WWNum8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64" style:family="paragraph" style:parent-style-name="List_20_Paragraph" style:list-style-name="WWNum2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65" style:family="paragraph" style:parent-style-name="List_20_Paragraph" style:list-style-name="WWNum3">
      <style:paragraph-properties fo:margin-left="0.25in" fo:text-indent="-0.25in" style:auto-text-indent="false"/>
      <style:text-properties officeooo:paragraph-rsid="0022f54f"/>
    </style:style>
    <style:style style:name="P66" style:family="paragraph" style:parent-style-name="List_20_Paragraph" style:list-style-name="WWNum4">
      <style:text-properties fo:font-weight="bold" officeooo:rsid="0022f54f" officeooo:paragraph-rsid="0022f54f" style:font-weight-asian="bold"/>
    </style:style>
    <style:style style:name="P67" style:family="paragraph" style:parent-style-name="List_20_Paragraph" style:list-style-name="WWNum1">
      <style:text-properties officeooo:paragraph-rsid="002a74bb"/>
    </style:style>
    <style:style style:name="P68" style:family="paragraph" style:parent-style-name="List_20_Paragraph" style:list-style-name="WWNum1">
      <style:paragraph-properties fo:margin-top="0in" fo:margin-bottom="0in" style:contextual-spacing="true"/>
      <style:text-properties officeooo:paragraph-rsid="002a74bb"/>
    </style:style>
    <style:style style:name="P69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text-indent="0in" style:auto-text-indent="false" fo:background-color="transparent"/>
      <style:text-properties officeooo:paragraph-rsid="002a74bb"/>
    </style:style>
    <style:style style:name="P70" style:family="paragraph" style:parent-style-name="Standard">
      <style:paragraph-properties fo:margin-top="0in" fo:margin-bottom="0in" style:contextual-spacing="false"/>
      <style:text-properties officeooo:paragraph-rsid="001f5c98"/>
    </style:style>
    <style:style style:name="P71" style:family="paragraph" style:parent-style-name="Standard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72" style:family="paragraph" style:parent-style-name="Standard">
      <style:text-properties officeooo:paragraph-rsid="0022f54f"/>
    </style:style>
    <style:style style:name="P73" style:family="paragraph" style:parent-style-name="Standard">
      <style:paragraph-properties fo:text-align="justify" style:justify-single-word="false"/>
      <style:text-properties officeooo:paragraph-rsid="00263f59"/>
    </style:style>
    <style:style style:name="P7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e7541"/>
    </style:style>
    <style:style style:name="P75" style:family="paragraph" style:parent-style-name="Standard">
      <style:paragraph-properties fo:margin-top="0in" fo:margin-bottom="0in" style:contextual-spacing="false"/>
      <style:text-properties officeooo:paragraph-rsid="002a74bb"/>
    </style:style>
    <style:style style:name="P76" style:family="paragraph" style:parent-style-name="Standard">
      <style:text-properties officeooo:paragraph-rsid="002a74bb"/>
    </style:style>
    <style:style style:name="P77" style:family="paragraph" style:parent-style-name="Standard">
      <style:paragraph-properties fo:margin-top="0in" fo:margin-bottom="0in" style:contextual-spacing="false" fo:text-align="justify" style:justify-single-word="false"/>
      <style:text-properties officeooo:rsid="002e7541" officeooo:paragraph-rsid="002e7541"/>
    </style:style>
    <style:style style:name="P78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rsid="002e7541" officeooo:paragraph-rsid="002e7541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  <style:text-properties fo:font-size="16pt" officeooo:rsid="002a74bb" officeooo:paragraph-rsid="002a74bb"/>
    </style:style>
    <style:style style:name="P81" style:family="paragraph" style:parent-style-name="Table_20_Contents">
      <style:paragraph-properties fo:text-align="center" style:justify-single-word="false"/>
      <style:text-properties fo:font-size="16pt"/>
    </style:style>
    <style:style style:name="P82" style:family="paragraph" style:parent-style-name="Table_20_Contents">
      <style:paragraph-properties fo:text-align="center" style:justify-single-word="false"/>
      <style:text-properties fo:font-size="16pt" officeooo:rsid="002c488d" officeooo:paragraph-rsid="002c488d"/>
    </style:style>
    <style:style style:name="P83" style:family="paragraph" style:parent-style-name="Table_20_Contents">
      <style:paragraph-properties fo:text-align="center" style:justify-single-word="false"/>
      <style:text-properties fo:font-size="16pt" officeooo:rsid="002e058a" officeooo:paragraph-rsid="002e058a"/>
    </style:style>
    <style:style style:name="P84" style:family="paragraph" style:parent-style-name="Table_20_Contents">
      <style:paragraph-properties fo:text-align="justify" style:justify-single-word="false"/>
      <style:text-properties officeooo:paragraph-rsid="002e7541"/>
    </style:style>
    <style:style style:name="P85" style:family="paragraph" style:parent-style-name="Table_20_Contents">
      <style:paragraph-properties fo:text-align="justify" style:justify-single-word="false"/>
      <style:text-properties officeooo:rsid="002e7541" officeooo:paragraph-rsid="002e7541"/>
    </style:style>
    <style:style style:name="P86" style:family="paragraph" style:parent-style-name="Table_20_Contents">
      <style:paragraph-properties fo:text-align="center" style:justify-single-word="false"/>
      <style:text-properties officeooo:rsid="002e7541" officeooo:paragraph-rsid="002e7541"/>
    </style:style>
    <style:style style:name="P87" style:family="paragraph" style:parent-style-name="Table_20_Contents">
      <style:paragraph-properties fo:text-align="center" style:justify-single-word="false"/>
      <style:text-properties officeooo:rsid="002f738b" officeooo:paragraph-rsid="002f738b"/>
    </style:style>
    <style:style style:name="T1" style:family="text">
      <style:text-properties officeooo:rsid="001c71a4"/>
    </style:style>
    <style:style style:name="T2" style:family="text">
      <style:text-properties officeooo:rsid="001df51f"/>
    </style:style>
    <style:style style:name="T3" style:family="text">
      <style:text-properties officeooo:rsid="001f5c98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22f54f" style:font-weight-asian="bold"/>
    </style:style>
    <style:style style:name="T6" style:family="text">
      <style:text-properties fo:font-weight="bold" officeooo:rsid="002a74bb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officeooo:rsid="0020c53e"/>
    </style:style>
    <style:style style:name="T10" style:family="text">
      <style:text-properties officeooo:rsid="0021511b"/>
    </style:style>
    <style:style style:name="T11" style:family="text">
      <style:text-properties officeooo:rsid="002555c2"/>
    </style:style>
    <style:style style:name="T12" style:family="text">
      <style:text-properties officeooo:rsid="0025be6d"/>
    </style:style>
    <style:style style:name="T13" style:family="text">
      <style:text-properties officeooo:rsid="00263f59"/>
    </style:style>
    <style:style style:name="T14" style:family="text">
      <style:text-properties officeooo:rsid="00291ed7"/>
    </style:style>
    <style:style style:name="T15" style:family="text">
      <style:text-properties officeooo:rsid="002e7541"/>
    </style:style>
    <style:style style:name="T16" style:family="text">
      <style:text-properties officeooo:rsid="002f73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nsowa rachunkowość</text:p>
      <text:h text:style-name="P54" text:outline-level="1"><text:span text:style-name="T3">Ćwiczenie</text:span> 1 (21/2/2024):</text:h>
      <text:p text:style-name="P2">Sała: 504A 8:00-8:45, Zaliczenie: Zaliczenie z oceną </text:p>
      <text:p text:style-name="P2">Konsultację: 323A, 8:50-9:35, 10:40-11:25.</text:p>
      <text:h text:style-name="P57" text:outline-level="2">Literatura podstawowa:</text:h>
      <text:p text:style-name="P34">1. E. Radawiecka, M. Foremna-Pilarska, Zadania z rachunkowości finansowej. Wydanie III, Wydawnictwo Politechniki Koszalińskiej, Koszalin 2019</text:p>
      <text:p text:style-name="P34">2. M. Hass-Symotiuk (red.) Rachunkowość finansowa przedsiębiorstwa : od jego powstania do likwidacji, Wolters Kluwer Polska 2018.</text:p>
      <text:p text:style-name="P34">3. Ustawa z dnia 29 kwietnia 1994 roku o rachunkowości Dz.U.2022 poz. 1488.</text:p>
      <text:h text:style-name="P57" text:outline-level="2">Literatura uzupełniająca:</text:h>
      <text:p text:style-name="P35">1. S. Hońko, B. Gierba, B. Jakubiak, I. Kowalczyk, A. Szczęsna, W. Gos, Rachunkowość finansowa, Stowarzyszenie Księgowych w Polsce, Warszawa 2016.</text:p>
      <text:p text:style-name="P35">2. E. Walińska (red. nauk.), Rachunkowość finansowa. Podręcznik. Ujęcie sprawozdawcze i ewidencyjne, Wolters Kluwer, Warszawa 2014.</text:p>
      <text:p text:style-name="P35">3. B. Gierusz, Podręcznik do samodzielnej nauki księgowania, ODDK, Gdańsk 2018.</text:p>
      <text:h text:style-name="P57" text:outline-level="2">Zakres tematów:</text:h>
      <text:p text:style-name="P36">1. Wprowadzenie do rachunkowości finansowej</text:p>
      <text:p text:style-name="P37">2. Ewidencja rzeczowych aktywów trwałych i wartości niematerialnych i prawnych</text:p>
      <text:p text:style-name="P38">3. Ewidencja inwestycji</text:p>
      <text:p text:style-name="P38">4. Ewidencja rozrachunków</text:p>
      <text:p text:style-name="P37">5. Kolokwium nr 1 obejmujące tematy 2-4.</text:p>
      <text:p text:style-name="P37">6. Ewidencja materiałów, towarów i produktów gotowych</text:p>
      <text:p text:style-name="P37">7. Ewidencja kapitałów/funduszy własnych, rezerw i zobowiązań</text:p>
      <text:p text:style-name="P37">8. Ewidencja przychodów i kosztów oraz wyniku finansowego</text:p>
      <text:p text:style-name="P37"><text:soft-page-break/>9. Kolokwium nr 2 obejmujące tematy 6-8.</text:p>
      <text:p text:style-name="P37">10. Podsumowanie i zaliczenie ćwiczeń.</text:p>
      <text:h text:style-name="P57" text:outline-level="2">Metoda oceniania:</text:h>
      <text:p text:style-name="P2">1 kolokwium - tematy 1-3 (pierwsza połowa semestru) </text:p>
      <text:p text:style-name="P2">2 kolokwium - tematy 4-6 (druga połowa semestru). Do oceny końcowej zostanie uwzględniona suma punktów uzyskana na podstawie napisanych kolokwiów zaliczeniowych. <text:s/></text:p>
      <text:p text:style-name="P2">Obserwacja studenta (EP4, EP5, EP6, EP7, EP8, EP9)</text:p>
      <text:p text:style-name="P2">100-91% - (<text:span text:style-name="T1">bdb/</text:span>5.0), <text:span text:style-name="T1">9</text:span>0-81% - <text:span text:style-name="T1">(</text:span>db<text:span text:style-name="T1">+/</text:span>4.5), 80-71% <text:span text:style-name="T1">(</text:span>db/4.0), 70-61% - <text:s/><text:span text:style-name="T1">(</text:span>dst<text:span text:style-name="T1">+/</text:span>3.5), 60-55% - <text:span text:style-name="T1">(</text:span>dst/3.0)</text:p>
      <text:p text:style-name="P2">+ punkty za aktywność</text:p>
      <text:h text:style-name="P58" text:outline-level="2">Limit nieobecności: <text:span text:style-name="T2">2 <text:s text:c="2"/></text:span></text:h>
      <text:h text:style-name="P55" text:outline-level="1"><text:span text:style-name="T3">Ćwiczenie</text:span> <text:span text:style-name="T3">2</text:span> (2<text:span text:style-name="T3">8</text:span>/2/2024):</text:h>
      <text:p text:style-name="P70" loext:marker-style-name="T4"><text:span text:style-name="T4">Zadanie 1:</text:span></text:p>
      <text:p text:style-name="P3">Stany początkowe niektórych kont w przedsiębiorstwie prywatnym wynosiły:</text:p>
      <text:p text:style-name="P3">Środki trwałe …………………………………………………………. 27.000<text:line-break/>Umorzenie środków trwałych………………………………… 9.760<text:line-break/>Środki trwałe w budowie ………………………………………. 3.000<text:line-break/>Kasa ………………………………………………………………………. 1.060<text:line-break/>Kapitał właściciela …………………………………………………. 21.300</text:p>
      <text:p text:style-name="P3"/>
      <text:p text:style-name="P3">Wystąpiły następujące operacje gospodarcze:</text:p>
      <text:list text:style-name="WWNum7">
        <text:list-item>
          <text:p text:style-name="P60"><text:s/>Zakupiono komputery od dostawcy (Fa VAT):<text:line-break/>- wartość maszyny ………………………………………………………………. 2.000<text:line-break/>- podatek VAT 23% ………………………………………………………….… <text:span text:style-name="T7">460</text:span><text:line-break/> <text:s text:c="2"/>suma faktury ……………………………………………………………. <text:span text:style-name="T8">2.460</text:span></text:p>
        </text:list-item>
        <text:list-item>
          <text:p text:style-name="P60">Przyjęto do użytkowania zakupione komputery (OT) ……………….. ….</text:p>
        </text:list-item>
        <text:list-item>
          <text:p text:style-name="P60">Przekazano nieodpłatnie sprzęt audiovideo placówce oświatowej – darowizna (PT):<text:line-break/>- wartość początkowa środka trwałego ……………………………………. 3.600<text:line-break/>- dotychczasowe umorzenie ……………………………………………………. 2.200</text:p>
        </text:list-item>
        <text:list-item>
          <text:p text:style-name="P60">Sprzedano odbiorcy zbędną kasę fiskalną (Fa VAT):<text:line-break/>- uzyskana suma za sprzedaż netto ……………………………………………1.200<text:line-break/>- podatek VAT 23% …………………………………………………………… 276</text:p>
        </text:list-item>
        <text:list-item>
          <text:p text:style-name="P60">Przekazano sprzedany środek trwały (PT):<text:line-break/>- wartość początkowa środka …………………………………………………… 1.500<text:line-break/>- dotychczasowe umorzenie …………………………………………………….. 500</text:p>
        </text:list-item>
        <text:list-item>
          <text:p text:style-name="P60">Nieodpłatnie otrzymano neutralizatory stalowe od innej firmy (OT) …2.500</text:p>
        </text:list-item>
        <text:list-item>
          <text:p text:style-name="P60">Przyjęto z rozliczenia budowy magazyn do eksploatacji (OT) ………… 3.000</text:p>
        </text:list-item>
        <text:list-item>
          <text:p text:style-name="P60">Ujawniono nadwyżkę w środkach trwałych (Pk) …………………………… 450</text:p>
        </text:list-item>
        <text:list-item>
          <text:p text:style-name="P61">Rozliczono nadwyżkę środków trwałych (Pk) …………………………….. </text:p>
        </text:list-item>
        <text:list-item>
          <text:p text:style-name="P62">Zaksięgowano miesięczną amortyzację od posiadanych środków trwałych (Pk)….900</text:p>
        </text:list-item>
      </text:list>
      <text:p text:style-name="P4"/>
      <text:p text:style-name="P4">Polecenia: </text:p>
      <text:p text:style-name="P4">1. Otwórz konta wpisując salda początkowe</text:p>
      <text:p text:style-name="P4">2. Zaksięguj operacje gospodarcze</text:p>
      <text:p text:style-name="P12"/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table:number-columns-spanned="2" office:value-type="string">
            <text:p text:style-name="P14">Środki trwałe</text:p>
          </table:table-cell>
          <table:covered-table-cell/>
          <table:table-cell table:style-name="Table1.A1" table:number-columns-spanned="2" office:value-type="string">
            <text:p text:style-name="P14">Umorzenie środków trwałych</text:p>
          </table:table-cell>
          <table:covered-table-cell/>
          <table:table-cell table:style-name="Table1.A1" table:number-columns-spanned="2" office:value-type="string">
            <text:p text:style-name="P14">Środki trwałe w budowie</text:p>
          </table:table-cell>
          <table:covered-table-cell/>
          <table:table-cell table:style-name="Table1.A1" table:number-columns-spanned="2" office:value-type="string">
            <text:p text:style-name="P20">Kasa</text:p>
          </table:table-cell>
          <table:covered-table-cell/>
          <table:table-cell table:style-name="Table1.I1" table:number-columns-spanned="2" office:value-type="string">
            <text:p text:style-name="P14">Kapitał właściciela</text:p>
          </table:table-cell>
          <table:covered-table-cell/>
        </table:table-row>
        <table:table-row>
          <table:table-cell table:style-name="Table1.A2" office:value-type="string">
            <text:p text:style-name="P29">Sp. 27000</text:p>
            <text:p text:style-name="P29">2) 2000</text:p>
            <text:p text:style-name="P24">6) 2500</text:p>
            <text:p text:style-name="P24">7) 3000</text:p>
            <text:p text:style-name="P24">8) 450</text:p>
          </table:table-cell>
          <table:table-cell table:style-name="Table1.A2" office:value-type="string">
            <text:p text:style-name="P31">3)3600</text:p>
            <text:p text:style-name="P24">5)1500</text:p>
          </table:table-cell>
          <table:table-cell table:style-name="Table1.A2" office:value-type="string">
            <text:p text:style-name="P31">3)2200</text:p>
            <text:p text:style-name="P24">5) 500</text:p>
          </table:table-cell>
          <table:table-cell table:style-name="Table1.A2" office:value-type="string">
            <text:p text:style-name="P29">Sp. 9760</text:p>
            <text:p text:style-name="P24">10) 900</text:p>
          </table:table-cell>
          <table:table-cell table:style-name="Table1.A2" office:value-type="string">
            <text:p text:style-name="P29">Sp. 3000</text:p>
          </table:table-cell>
          <table:table-cell table:style-name="Table1.A2" office:value-type="string">
            <text:p text:style-name="P24">7)3000</text:p>
          </table:table-cell>
          <table:table-cell table:style-name="Table1.A2" office:value-type="string">
            <text:p text:style-name="P29">Sp. 1060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4"/>
          </table:table-cell>
          <table:table-cell table:style-name="Table1.J2" office:value-type="string">
            <text:p text:style-name="P29">Sp. 21300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J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J2" office:value-type="string">
            <text:p text:style-name="P18"/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J"/>
        <table:table-row>
          <table:table-cell table:style-name="Table2.A1" table:number-columns-spanned="2" office:value-type="string">
            <text:p text:style-name="P19">Rozliczenie zakupu ST</text:p>
          </table:table-cell>
          <table:covered-table-cell/>
          <table:table-cell table:style-name="Table2.A1" table:number-columns-spanned="2" office:value-type="string">
            <text:p text:style-name="P19">Rozrachunki z dostawcami</text:p>
          </table:table-cell>
          <table:covered-table-cell/>
          <table:table-cell table:style-name="Table2.A1" table:number-columns-spanned="2" office:value-type="string">
            <text:p text:style-name="P19">Rozrachunki z tytułu VAT</text:p>
          </table:table-cell>
          <table:covered-table-cell/>
          <table:table-cell table:style-name="Table2.A1" table:number-columns-spanned="2" office:value-type="string">
            <text:p text:style-name="P20">Pozoswałe koszy operacyjne</text:p>
          </table:table-cell>
          <table:covered-table-cell/>
          <table:table-cell table:style-name="Table2.I1" table:number-columns-spanned="2" office:value-type="string">
            <text:p text:style-name="P20">Pozoswałe przychody operacyjne</text:p>
          </table:table-cell>
          <table:covered-table-cell/>
        </table:table-row>
        <table:table-row>
          <table:table-cell table:style-name="Table2.A2" office:value-type="string">
            <text:p text:style-name="P29">1) 2000</text:p>
          </table:table-cell>
          <table:table-cell table:style-name="Table2.A2" office:value-type="string">
            <text:p text:style-name="P29">2) 2000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9">1) 2460</text:p>
          </table:table-cell>
          <table:table-cell table:style-name="Table2.A2" office:value-type="string">
            <text:p text:style-name="P29"><text:span text:style-name="T9">1) </text:span>460</text:p>
          </table:table-cell>
          <table:table-cell table:style-name="Table2.A2" office:value-type="string">
            <text:p text:style-name="P24">4) 276</text:p>
          </table:table-cell>
          <table:table-cell table:style-name="Table2.A2" office:value-type="string">
            <text:p text:style-name="P24">3)1400</text:p>
            <text:p text:style-name="P24">5) 1000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4"/>
          </table:table-cell>
          <table:table-cell table:style-name="Table2.J2" office:value-type="string">
            <text:p text:style-name="P24">4) 1200</text:p>
            <text:p text:style-name="P24">6) 2500</text:p>
            <text:p text:style-name="P24">9) 450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J2" office:value-type="string">
            <text:p text:style-name="P15"/>
          </table:table-cell>
        </table:table-row>
      </table:table>
      <text:p text:style-name="P23">3) 3600 – 2200 = 1400 <text:s/>5) 1500 -500 = 1000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table:number-columns-spanned="2" office:value-type="string">
            <text:p text:style-name="P19">Rozliczenie nadwyżek</text:p>
          </table:table-cell>
          <table:covered-table-cell/>
          <table:table-cell table:style-name="Table3.A1" table:number-columns-spanned="2" office:value-type="string">
            <text:p text:style-name="P19">Amortyzacja</text:p>
          </table:table-cell>
          <table:covered-table-cell/>
          <table:table-cell table:style-name="Table3.A1" table:number-columns-spanned="2" office:value-type="string">
            <text:p text:style-name="P21">Rozrachunki z <text:span text:style-name="T9">odbiorcami</text:span></text:p>
          </table:table-cell>
          <table:covered-table-cell/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I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3.A2" office:value-type="string">
            <text:p text:style-name="P24">9) 450</text:p>
          </table:table-cell>
          <table:table-cell table:style-name="Table3.A2" office:value-type="string">
            <text:p text:style-name="P24">8) 450</text:p>
          </table:table-cell>
          <table:table-cell table:style-name="Table3.A2" office:value-type="string">
            <text:p text:style-name="P24">10) 900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24">4) 1476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J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J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J2" office:value-type="string">
            <text:p text:style-name="P15"/>
          </table:table-cell>
        </table:table-row>
      </table:table>
      <text:p text:style-name="P13"/>
      <text:p text:style-name="P26"> </text:p>
      <text:p text:style-name="P11" loext:marker-style-name="T4"><text:span text:style-name="T4">Zadanie 2. </text:span></text:p>
      <text:p text:style-name="P11">Spółka z.o.o. posiada następujące salda na wybranych kontach:<text:line-break/>Środki trwałe ……………………………………………………………. 22.000<text:line-break/>Umorzenie środków trwałych ……………………………………………… 10.000<text:line-break/>Rachunki bankowe …………………………………………………… 60.000</text:p>
      <text:p text:style-name="P11">W bieżącym okresie miały miejsce następujące operacje gospodarcze:</text:p>
      <text:list text:style-name="WWNum8">
        <text:list-item>
          <text:p text:style-name="P63">Wpłynęła faktura za zakup urządzeń, które będą montowane w hali produkcyjnej (Fa VAT):<text:line-break/>- wartość urządzeń …………………………………………………… 40.000<text:line-break/>- podatek VAT 23% ………………………………………………….. 9.200<text:line-break/>- suma faktury ………………………………………………………….. 49.200</text:p>
        </text:list-item>
        <text:list-item>
          <text:p text:style-name="P63">Przyjęto urządzenia fabryczne do montażu (Pk) ……….. 40.000</text:p>
        </text:list-item>
        <text:list-item>
          <text:p text:style-name="P63">Otrzymano fakturę za montaż urządzeń w hali fabrycznej (Fa VAT):</text:p>
          <text:p text:style-name="P63">- wartość prac montażowych ……………………………………. 1.500<text:line-break/>- podatek VAT 23% …………………………………………………… 345<text:line-break/>- Suma faktury …………………………………………………………. 1.845</text:p>
        </text:list-item>
        <text:list-item>
          <text:p text:style-name="P63">Zaksięgowano koszt montażu urządzeń (Pk) ……………………………</text:p>
        </text:list-item>
        <text:list-item>
          <text:p text:style-name="P63">Otrzymano darowiznę – maszyny wymagające montażu – <text:line-break/>wartość według cen rynkowych (Pk) …………………………… 2.000</text:p>
        </text:list-item>
        <text:list-item>
          <text:p text:style-name="P63">Otrzymano wyciąg bankowy, według którego:<text:line-break/>a) uregulowano zobowiązanie wobec dostawcy urządzeń <text:line-break/>fabrycznych …………………………………………………………………………. …<text:line-break/>b) opłacono fakturę za prace montażowe …………………………… …</text:p>
        </text:list-item>
        <text:list-item>
          <text:p text:style-name="P63">Przyjęto urządzenia fabryczne do ewidencji środków trwałych (OT) …</text:p>
        </text:list-item>
        <text:list-item>
          <text:p text:style-name="P63">Przeksięgowano koszty budowy bez efektu gospodarczego (Pk) …. 2.000</text:p>
        </text:list-item>
      </text:list>
      <text:p text:style-name="P11">Polecenie:</text:p>
      <text:list text:style-name="WWNum2">
        <text:list-item>
          <text:p text:style-name="P64">Zaksięgować operacje gospodarcze</text:p>
        </text:list-item>
      </text:list>
      <text:p text:style-name="P9"/>
      <text:p text:style-name="P10"/>
      <table:table table:name="Table4" table:style-name="Table4">
        <table:table-column table:style-name="Table4.A" table:number-columns-repeated="9"/>
        <table:table-column table:style-name="Table4.J"/>
        <table:table-row>
          <table:table-cell table:style-name="Table4.A1" table:number-columns-spanned="2" office:value-type="string">
            <text:p text:style-name="P16">Środki trwałe</text:p>
          </table:table-cell>
          <table:covered-table-cell/>
          <table:table-cell table:style-name="Table4.A1" table:number-columns-spanned="2" office:value-type="string">
            <text:p text:style-name="P16">Umorzenie środków trwałych</text:p>
          </table:table-cell>
          <table:covered-table-cell/>
          <table:table-cell table:style-name="Table4.A1" table:number-columns-spanned="2" office:value-type="string">
            <text:p text:style-name="P16">Rachunki bankowe</text:p>
          </table:table-cell>
          <table:covered-table-cell/>
          <table:table-cell table:style-name="Table4.A1" table:number-columns-spanned="2" office:value-type="string">
            <text:p text:style-name="P22">Rozliczenie zakupu ST</text:p>
          </table:table-cell>
          <table:covered-table-cell/>
          <table:table-cell table:style-name="Table4.I1" table:number-columns-spanned="2" office:value-type="string">
            <text:p text:style-name="P27">Rozrachunki z dostawcami</text:p>
          </table:table-cell>
          <table:covered-table-cell/>
        </table:table-row>
        <table:table-row>
          <table:table-cell table:style-name="Table4.A2" office:value-type="string">
            <text:p text:style-name="P28">Sp. 22000</text:p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8">Sp. 10000</text:p>
          </table:table-cell>
          <table:table-cell table:style-name="Table4.A2" office:value-type="string">
            <text:p text:style-name="P28">Sp. 60000</text:p>
          </table:table-cell>
          <table:table-cell table:style-name="Table4.A2" office:value-type="string">
            <text:p text:style-name="P33">6a) 40000</text:p>
          </table:table-cell>
          <table:table-cell table:style-name="Table4.A2" office:value-type="string">
            <text:p text:style-name="P28">1) 40000</text:p>
            <text:p text:style-name="P28">3) 1500</text:p>
            <text:p text:style-name="P33">6a) 40000</text:p>
          </table:table-cell>
          <table:table-cell table:style-name="Table4.A2" office:value-type="string">
            <text:p text:style-name="P28">2) 40000</text:p>
            <text:p text:style-name="P28">4) 1500</text:p>
          </table:table-cell>
          <table:table-cell table:style-name="Table4.A2" office:value-type="string">
            <text:p text:style-name="P25"/>
          </table:table-cell>
          <table:table-cell table:style-name="Table4.J2" office:value-type="string">
            <text:p text:style-name="P28">1) 49200</text:p>
            <text:p text:style-name="P28">3) 1845</text:p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J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J2" office:value-type="string">
            <text:p text:style-name="P17"/>
          </table:table-cell>
        </table:table-row>
      </table:table>
      <text:p text:style-name="P11"/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table:number-columns-spanned="2" office:value-type="string">
            <text:p text:style-name="P27">Rozrachunki z tytułu VAT</text:p>
          </table:table-cell>
          <table:covered-table-cell/>
          <table:table-cell table:style-name="Table5.A1" table:number-columns-spanned="2" office:value-type="string">
            <text:p text:style-name="P16">Środki trwałe <text:span text:style-name="T10">w budowie</text:span></text:p>
          </table:table-cell>
          <table:covered-table-cell/>
          <table:table-cell table:style-name="Table5.A1" table:number-columns-spanned="2" office:value-type="string">
            <text:p text:style-name="P27">Pozostałe przychody operacyjne</text:p>
          </table:table-cell>
          <table:covered-table-cell/>
          <table:table-cell table:style-name="Table5.A1" table:number-columns-spanned="2" office:value-type="string">
            <text:p text:style-name="P27">Pozostałe koszty operacyjne</text:p>
          </table:table-cell>
          <table:covered-table-cell/>
          <table:table-cell table:style-name="Table5.I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5.A2" office:value-type="string">
            <text:p text:style-name="P28">1) 9200</text:p>
            <text:p text:style-name="P28">3) 345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8">2) 40000</text:p>
            <text:p text:style-name="P32">4) 1500</text:p>
            <text:p text:style-name="P33">5) 2000</text:p>
          </table:table-cell>
          <table:table-cell table:style-name="Table5.A2" office:value-type="string">
            <text:p text:style-name="P33">8) 2000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>5) 2000</text:p>
          </table:table-cell>
          <table:table-cell table:style-name="Table5.A2" office:value-type="string">
            <text:p text:style-name="P33">8) 2000</text:p>
          </table:table-cell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25"/>
          </table:table-cell>
          <table:table-cell table:style-name="Table5.J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J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J2" office:value-type="string">
            <text:p text:style-name="P17"/>
          </table:table-cell>
        </table:table-row>
      </table:table>
      <text:p text:style-name="P11"/>
      <text:p text:style-name="P9"/>
      <text:h text:style-name="P56" text:outline-level="1"><text:span text:style-name="T4">RACHUNKOWOŚĆ FINANSOWA – ĆWICZENIA </text:span><text:span text:style-name="T5">(</text:span><text:span text:style-name="T4">06/03/2024</text:span><text:span text:style-name="T5">)</text:span></text:h>
      <text:p text:style-name="P41" loext:marker-style-name="T4"><text:bookmark-start text:name="_GoBack"/><text:span text:style-name="T4">Zadanie 1. </text:span><text:bookmark-end text:name="_GoBack"/></text:p>
      <text:p text:style-name="P41">W spółce z o.o. wystąpiły następujące salda na wybranych kontach:</text:p>
      <text:p text:style-name="P42">- Wartości niematerialne i prawne ………………………………………………………………. 1 400</text:p>
      <text:p text:style-name="P42">- Umorzenie wartości niematerialnych i prawnych ……………………………………… 400</text:p>
      <text:p text:style-name="P42">- Środki trwałe w budowie ………………………………………………………………………….. 2 200</text:p>
      <text:p text:style-name="P42">- Kapitał zakładowy …………………………………………………………………………………….. 3 200</text:p>
      <text:p text:style-name="P41">W ciągu miesiąca wystąpiły następujące operacje gospodarcze:</text:p>
      <text:list text:style-name="WWNum3">
        <text:list-item>
          <text:p text:style-name="P65">Otrzymano darowiznę – patent – który włączono do majątku firmy (Pk) ……….. 1 000</text:p>
        </text:list-item>
        <text:list-item>
          <text:p text:style-name="P65">Zlikwidowano nieprzydatne oprogramowanie komputerów (Pk)</text:p>
        </text:list-item>
      </text:list>
      <text:p text:style-name="P39">- wartość początkowa ………………………………………………………………………………………. 400</text:p>
      <text:p text:style-name="P39">- dotychczasowe umorzenie …………………………………………………………………………….. 350</text:p>
      <text:p text:style-name="P40">3. Rozliczono środki trwałe w budowie i przyjęto do ewidencji księgowej:</text:p>
      <text:p text:style-name="P40">a) pawilon handlowo-produkcyjny (OT) ………………………………………………………………………. 1 200</text:p>
      <text:p text:style-name="P40">b) komputery (OT) ………………………………………………………………………………………………. 800</text:p>
      <text:p text:style-name="P40">c) spółdzielcze, własnościowe prawo do lokalu użytkowego (OT) ……………………………….. 200</text:p>
      <text:p text:style-name="P40">4. Sprzedano za gotówkę znak towarowy innej firmie (Fa VAT, KP):</text:p>
      <text:p text:style-name="P40">a) cena sprzedaży ………………………………………………………………………………………………….. 500</text:p>
      <text:p text:style-name="P40">b) podatek VAT 23% ……………………………………………………………………………………………… …</text:p>
      <text:p text:style-name="P40">5. Przekazano sprzedany znak towarowy (Pk):</text:p>
      <text:p text:style-name="P40">a) wartość początkowa znaku towarowego ………………………………………………………………… 400</text:p>
      <text:p text:style-name="P40">b) dotychczasowe umorzenie …………………………………………………………………………………….. 350</text:p>
      <text:p text:style-name="P40">6. Otrzymano <text:s/>w formie aportu prawo do wynalazku od udziałowca (Pk) ………………….. 200</text:p>
      <text:p text:style-name="P40">7. Dokonano miesięcznych odpisów amortyzacyjnych od wartości niematerialnych<text:line-break/> i prawnych (Pk) ……………………………………………………………………………………………………. 60</text:p>
      <text:p text:style-name="P40"/>
      <text:p text:style-name="P40">POLECENIE:</text:p>
      <text:list text:style-name="WWNum4">
        <text:list-item>
          <text:p text:style-name="P66">Zaksięguj operacje gospodarcze</text:p>
        </text:list-item>
      </text:list>
      <text:p text:style-name="P46">2) 400 – 350 = 50 <text:span text:style-name="T12">5) 400 – 350 = 50</text:span></text:p>
      <table:table table:name="Table6" table:style-name="Table6">
        <table:table-column table:style-name="Table6.A" table:number-columns-repeated="8"/>
        <table:table-row>
          <table:table-cell table:style-name="Table6.A1" table:number-columns-spanned="2" office:value-type="string">
            <text:p text:style-name="P5">020 WNiP</text:p>
          </table:table-cell>
          <table:covered-table-cell/>
          <table:table-cell table:style-name="Table6.A1" table:number-columns-spanned="2" office:value-type="string">
            <text:p text:style-name="P5">075 Umożenie WNiP</text:p>
          </table:table-cell>
          <table:covered-table-cell/>
          <table:table-cell table:style-name="Table6.A1" table:number-columns-spanned="2" office:value-type="string">
            <text:p text:style-name="P5">080 Środki trwałe w budowie</text:p>
          </table:table-cell>
          <table:covered-table-cell/>
          <table:table-cell table:style-name="Table6.G1" table:number-columns-spanned="2" office:value-type="string">
            <text:p text:style-name="P5">801 Kapitał zakładowy.</text:p>
          </table:table-cell>
          <table:covered-table-cell/>
        </table:table-row>
        <table:table-row>
          <table:table-cell table:style-name="Table6.A2" office:value-type="string">
            <text:p text:style-name="P5">Sp. 1400<text:span text:style-name="T11">0</text:span></text:p>
            <text:p text:style-name="P5">1) 1000</text:p>
            <text:p text:style-name="P8">6) 200</text:p>
          </table:table-cell>
          <table:table-cell table:style-name="Table6.A2" office:value-type="string">
            <text:p text:style-name="P7">2) 400</text:p>
            <text:p text:style-name="P8">5) 400</text:p>
          </table:table-cell>
          <table:table-cell table:style-name="Table6.A2" office:value-type="string">
            <text:p text:style-name="P7">2) 350</text:p>
            <text:p text:style-name="P8">5) 350</text:p>
          </table:table-cell>
          <table:table-cell table:style-name="Table6.A2" office:value-type="string">
            <text:p text:style-name="P5">Sp) 400<text:span text:style-name="T11">0</text:span></text:p>
            <text:p text:style-name="P8">7) 60</text:p>
          </table:table-cell>
          <table:table-cell table:style-name="Table6.A2" office:value-type="string">
            <text:p text:style-name="P5">Sp) 2200</text:p>
          </table:table-cell>
          <table:table-cell table:style-name="Table6.A2" office:value-type="string">
            <text:p text:style-name="P8">3) 2200</text:p>
          </table:table-cell>
          <table:table-cell table:style-name="Table6.A2" office:value-type="string">
            <text:p text:style-name="P6"/>
          </table:table-cell>
          <table:table-cell table:style-name="Table6.H2" office:value-type="string">
            <text:p text:style-name="P5">Sp) 3200</text:p>
            <text:p text:style-name="P8">6) 200</text:p>
          </table:table-cell>
        </table:table-row>
        <table:table-row>
          <table:table-cell table:style-name="Table6.A2" table:number-columns-spanned="2" office:value-type="string">
            <text:p text:style-name="P5">760 Pozostałe przychody operacyjne</text:p>
          </table:table-cell>
          <table:covered-table-cell/>
          <table:table-cell table:style-name="Table6.A2" table:number-columns-spanned="2" office:value-type="string">
            <text:p text:style-name="P5">010 Środki trwale</text:p>
          </table:table-cell>
          <table:covered-table-cell/>
          <table:table-cell table:style-name="Table6.A2" table:number-columns-spanned="2" office:value-type="string">
            <text:p text:style-name="P5">221 Rozrachunki z tytułu VAT</text:p>
          </table:table-cell>
          <table:covered-table-cell/>
          <table:table-cell table:style-name="Table6.H2" table:number-columns-spanned="2" office:value-type="string">
            <text:p text:style-name="P5">761 Pozostałę koszty operacyjne</text:p>
          </table:table-cell>
          <table:covered-table-cell/>
        </table:table-row>
        <table:table-row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5">1) 1000</text:p>
            <text:p text:style-name="P8">4) 400</text:p>
          </table:table-cell>
          <table:table-cell table:style-name="Table6.A2" office:value-type="string">
            <text:p text:style-name="P8">3) 22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8">4) 115</text:p>
          </table:table-cell>
          <table:table-cell table:style-name="Table6.A2" office:value-type="string">
            <text:p text:style-name="P7">2) 50</text:p>
            <text:p text:style-name="P8">5) 50</text:p>
          </table:table-cell>
          <table:table-cell table:style-name="Table6.H2" office:value-type="string">
            <text:p text:style-name="P5"/>
          </table:table-cell>
        </table:table-row>
        <table:table-row>
          <table:table-cell table:style-name="Table6.A2" table:number-columns-spanned="2" office:value-type="string">
            <text:p text:style-name="P5">100 - Kasa</text:p>
          </table:table-cell>
          <table:covered-table-cell/>
          <table:table-cell table:style-name="Table6.A2" table:number-columns-spanned="2" office:value-type="string">
            <text:p text:style-name="P5">400 Amortyzacja</text:p>
          </table:table-cell>
          <table:covered-table-cell/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H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8">4) 615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8">7) 6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H2" office:value-type="string">
            <text:p text:style-name="P5"/>
          </table:table-cell>
        </table:table-row>
      </table:table>
      <text:p text:style-name="Text_20_body"/>
      <text:h text:style-name="P56" text:outline-level="1">Ewidencja Inwestycji cz.1</text:h>
      <text:p text:style-name="P43" loext:marker-style-name="T4"><text:span text:style-name="T4">Zadanie 1.</text:span></text:p>
      <text:p text:style-name="P44">W firmie „XY” spółka z.o.o. wystąpiły następujące salda na wybranych kontach:</text:p>
      <text:p text:style-name="P44">Środki trwałe …………………………………………………………………………………………. 5.000</text:p>
      <text:p text:style-name="P44">Umorzenie środków trwałych ……………………………………………………………….. 1.300</text:p>
      <text:p text:style-name="P44">Rachunki bankowe ………………………………………………………………………………… 1.000</text:p>
      <text:p text:style-name="P45">W ciągu miesiąca wystąpiły następujące operacje gospodarcze:</text:p>
      <text:p text:style-name="P44">1. Otrzymano darowiznę – udziały w innej firmie (Pk) …………………………………………………… 1.000</text:p>
      <text:p text:style-name="P44">2. Dokonano przelewu bankowego tytułem zakupu długoterminowych obligacji (WB) …. 200</text:p>
      <text:p text:style-name="P44">3. Zaewidencjonowano wartość zakupionych obligacji (Pk) …………………………………………… …</text:p>
      <text:p text:style-name="P44">4. Przelew środków pieniężnych tytułem nabycia akcji długoterminowych (WB) …………… 500</text:p>
      <text:p text:style-name="P44">5. Odebrano zakupione długoterminowe akcje (Pk) ………………………………………………………. 500</text:p>
      <text:p text:style-name="P44">6. Udzielono innej firmie pożyczki długoterminowej – przelew (WB) …………………………….. 100</text:p>
      <text:p text:style-name="P44">7. Sprzedano za gotówkę udziały posiadane w innej firmie – cena sprzedaży (KP) …………. 150</text:p>
      <text:p text:style-name="P44">8. Wyksięgowano sprzedane udziały po cenie nabycia (Pk) …………………………………………… 100</text:p>
      <text:p text:style-name="P44">9. Przekwalifikowano długoterminowe akcje w finansowe aktywa krótkoterminowe (Pk) . 400</text:p>
      <text:p text:style-name="P44">10. Wniesiono udziały do innej spółki – aport środków trwałych (Pk):</text:p>
      <text:p text:style-name="P44">- wartość początkowa środka trwałego ……………………………………………………………………………. 2.300</text:p>
      <text:p text:style-name="P44">- dotychczasowe umorzenie ……………………………………………………………………………………….. 400</text:p>
      <text:p text:style-name="P43" loext:marker-style-name="T4"><text:span text:style-name="T4">POLECENIE:</text:span></text:p>
      <text:p text:style-name="P43">1) Zaksięgować operacje gospodarcze</text:p>
      <text:p text:style-name="P53">10) 2300 – 400 <text:span text:style-name="T14">= 1900</text:span></text:p>
      <text:p text:style-name="P43"/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table:number-columns-spanned="2" office:value-type="string">
            <text:p text:style-name="P47"><text:span text:style-name="T13">010 </text:span>Środki trwałe</text:p>
          </table:table-cell>
          <table:covered-table-cell/>
          <table:table-cell table:style-name="Table7.A1" table:number-columns-spanned="2" office:value-type="string">
            <text:p text:style-name="P48">760 Pozostałe przychody </text:p>
          </table:table-cell>
          <table:covered-table-cell/>
          <table:table-cell table:style-name="Table7.A1" table:number-columns-spanned="2" office:value-type="string">
            <text:p text:style-name="P48">750 Przychody finansowe</text:p>
          </table:table-cell>
          <table:covered-table-cell/>
          <table:table-cell table:style-name="Table7.G1" table:number-columns-spanned="2" office:value-type="string">
            <text:p text:style-name="P48">030 Długoterminowe aktywa finansowe</text:p>
          </table:table-cell>
          <table:covered-table-cell/>
        </table:table-row>
        <table:table-row>
          <table:table-cell table:style-name="Table7.A2" office:value-type="string">
            <text:p text:style-name="P48">Sp) 5000</text:p>
          </table:table-cell>
          <table:table-cell table:style-name="Table7.A2" office:value-type="string">
            <text:p text:style-name="P52">10) 2300</text:p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49">1) 1000</text:p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51">7) 150</text:p>
          </table:table-cell>
          <table:table-cell table:style-name="Table7.A2" office:value-type="string">
            <text:p text:style-name="P49">1) 1000</text:p>
            <text:p text:style-name="P50">3) 200</text:p>
            <text:p text:style-name="P51">5) 500</text:p>
            <text:p text:style-name="P51">6) 100</text:p>
            <text:p text:style-name="P52">10) 1900</text:p>
          </table:table-cell>
          <table:table-cell table:style-name="Table7.H2" office:value-type="string">
            <text:p text:style-name="P51">8) 100</text:p>
            <text:p text:style-name="P51">9) 400</text:p>
          </table:table-cell>
        </table:table-row>
        <table:table-row>
          <table:table-cell table:style-name="Table7.A2" table:number-columns-spanned="2" office:value-type="string">
            <text:p text:style-name="P47"><text:span text:style-name="T13">070 </text:span>Umorzenie środków trwałych</text:p>
          </table:table-cell>
          <table:covered-table-cell/>
          <table:table-cell table:style-name="Table7.A2" table:number-columns-spanned="2" office:value-type="string">
            <text:p text:style-name="P48">240 Pozostałe rozrachunki </text:p>
          </table:table-cell>
          <table:covered-table-cell/>
          <table:table-cell table:style-name="Table7.A2" table:number-columns-spanned="2" office:value-type="string">
            <text:p text:style-name="P48">751 Koszty finansowe</text:p>
          </table:table-cell>
          <table:covered-table-cell/>
          <table:table-cell table:style-name="Table7.H2" table:number-columns-spanned="2" office:value-type="string">
            <text:p text:style-name="P48">140 Krótkoterminowe aktywa finansowe</text:p>
          </table:table-cell>
          <table:covered-table-cell/>
        </table:table-row>
        <table:table-row>
          <table:table-cell table:style-name="Table7.A2" office:value-type="string">
            <text:p text:style-name="P52">10) 400</text:p>
          </table:table-cell>
          <table:table-cell table:style-name="Table7.A2" office:value-type="string">
            <text:p text:style-name="P48">Sp) 1300</text:p>
          </table:table-cell>
          <table:table-cell table:style-name="Table7.A2" office:value-type="string">
            <text:p text:style-name="P50">2) 200</text:p>
            <text:p text:style-name="P50">4) 500</text:p>
            <text:p text:style-name="P51">6) 100</text:p>
          </table:table-cell>
          <table:table-cell table:style-name="Table7.A2" office:value-type="string">
            <text:p text:style-name="P50">3) 200</text:p>
            <text:p text:style-name="P51">5) 500</text:p>
          </table:table-cell>
          <table:table-cell table:style-name="Table7.A2" office:value-type="string">
            <text:p text:style-name="P51">8) 100</text:p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51">9) 400</text:p>
          </table:table-cell>
          <table:table-cell table:style-name="Table7.H2" office:value-type="string">
            <text:p text:style-name="P47"/>
          </table:table-cell>
        </table:table-row>
        <table:table-row>
          <table:table-cell table:style-name="Table7.A2" table:number-columns-spanned="2" office:value-type="string">
            <text:p text:style-name="P48">130 Rachunki bankowe</text:p>
          </table:table-cell>
          <table:covered-table-cell/>
          <table:table-cell table:style-name="Table7.A2" table:number-columns-spanned="2" office:value-type="string">
            <text:p text:style-name="P48">100 Kasa</text:p>
          </table:table-cell>
          <table:covered-table-cell/>
          <table:table-cell table:style-name="Table7.A2" table:number-columns-spanned="2" office:value-type="string">
            <text:p text:style-name="P47"/>
          </table:table-cell>
          <table:covered-table-cell/>
          <table:table-cell table:style-name="Table7.H2" table:number-columns-spanned="2" office:value-type="string">
            <text:p text:style-name="P47"/>
          </table:table-cell>
          <table:covered-table-cell/>
        </table:table-row>
        <table:table-row>
          <table:table-cell table:style-name="Table7.A2" office:value-type="string">
            <text:p text:style-name="P48">Sp) 1000</text:p>
          </table:table-cell>
          <table:table-cell table:style-name="Table7.A2" office:value-type="string">
            <text:p text:style-name="P50">2) 200</text:p>
            <text:p text:style-name="P50">4) 500</text:p>
            <text:p text:style-name="P51">6) 100</text:p>
          </table:table-cell>
          <table:table-cell table:style-name="Table7.A2" office:value-type="string">
            <text:p text:style-name="P51">7) 150</text:p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47"/>
          </table:table-cell>
          <table:table-cell table:style-name="Table7.H2" office:value-type="string">
            <text:p text:style-name="P47"/>
          </table:table-cell>
        </table:table-row>
      </table:table>
      <text:p text:style-name="P43"/>
      <text:h text:style-name="P56" text:outline-level="1"><text:span text:style-name="T4">RACHUNKOWOŚĆ FINANSOWA – ĆWICZENIA </text:span><text:span text:style-name="T6">(</text:span><text:span text:style-name="T4">13.03.2024</text:span><text:span text:style-name="T6">)</text:span></text:h>
      <text:p text:style-name="P75" loext:marker-style-name="T4"><text:span text:style-name="T4">Zadanie 2.</text:span></text:p>
      <text:p text:style-name="P75">W spółce z.o.o. występują na początku okresu następujące salda początkowe niektórych kont:</text:p>
      <text:p text:style-name="P75">Kasa …………………………………………………………………………………………. 900</text:p>
      <text:p text:style-name="P75">Rachunki bankowe …………………………………………………………………… 3.000</text:p>
      <text:p text:style-name="P75">Rozrachunki z odbiorcami ………………………………………………………… 1.200</text:p>
      <text:p text:style-name="P75">Rozrachunki z dostawcami ……………………………………………………….. 1.000</text:p>
      <text:p text:style-name="P76">Rozrachunki z tytułu wynagrodzeń (Ma) …………………………………... 1.500</text:p>
      <text:p text:style-name="P75">W ciągu okresu miały miejsce następujące operacje gospodarcze:</text:p>
      <text:list text:style-name="WWNum1">
        <text:list-item>
          <text:p text:style-name="P67">Pobrano gotówkę z banku do kasy (BDW) ……………………… 2.000</text:p>
        </text:list-item>
        <text:list-item>
          <text:p text:style-name="P67">Przekazano przelewem zobowiązanie wobec dostawcy (WB) … 1.000</text:p>
        </text:list-item>
        <text:list-item>
          <text:p text:style-name="P67">Wpływ na rachunek bankowy należności od odbiorcy (WB) ……. 1.200</text:p>
        </text:list-item>
        <text:list-item>
          <text:p text:style-name="P67">Otrzymano pożyczkę krótkoterminową od kontrahenta (WB) ….. 800</text:p>
        </text:list-item>
        <text:list-item>
          <text:p text:style-name="P67">Wypłacono pracownikowi zaliczkę na koszty podróży służbowej (KW). 150</text:p>
        </text:list-item>
        <text:list-item>
          <text:p text:style-name="P67">Przelew wynagrodzeń pracownikom (WB) ……………………………………….. 1.500</text:p>
        </text:list-item>
        <text:list-item>
          <text:p text:style-name="P67">Zwrot niewykorzystanej zaliczki przez pracownika do kasy (KP) ………… 150</text:p>
        </text:list-item>
        <text:list-item>
          <text:p text:style-name="P67">Ujawniono nadwyżkę gotówki w kasie (Pk) ……………………………………….. 10</text:p>
        </text:list-item>
        <text:list-item>
          <text:p text:style-name="P67">Rozliczono nadwyżkę gotówki (Pk)……………………………………………………… …</text:p>
        </text:list-item>
        <text:list-item>
          <text:p text:style-name="P68">Ujemne różnice kursowe na dzień bilansowy środków pieniężnych w kasie <text:line-break/>wyrażonych w walucie obcej (Pk)…………………………………………………………. 30</text:p>
        </text:list-item>
      </text:list>
      <text:p text:style-name="P76">Polecenie: Otwórz konta wpisując salda początkowe oraz zaksięguj operacje</text:p>
      <table:table table:name="Table8" table:style-name="Table8">
        <table:table-column table:style-name="Table8.A" table:number-columns-repeated="8"/>
        <table:table-row>
          <table:table-cell table:style-name="Table8.A1" table:number-columns-spanned="2" office:value-type="string">
            <text:p text:style-name="P80">Kasa (100)</text:p>
          </table:table-cell>
          <table:covered-table-cell/>
          <table:table-cell table:style-name="Table8.A1" table:number-columns-spanned="2" office:value-type="string">
            <text:p text:style-name="P80">Rachunki bankowe (300)</text:p>
          </table:table-cell>
          <table:covered-table-cell/>
          <table:table-cell table:style-name="Table8.A1" table:number-columns-spanned="2" office:value-type="string">
            <text:p text:style-name="P80">Rozrachunki z odbiorcami (200)</text:p>
          </table:table-cell>
          <table:covered-table-cell/>
          <table:table-cell table:style-name="Table8.G1" table:number-columns-spanned="2" office:value-type="string">
            <text:p text:style-name="P80">Rozliczenie nadwyszek (243)</text:p>
          </table:table-cell>
          <table:covered-table-cell/>
        </table:table-row>
        <table:table-row>
          <table:table-cell table:style-name="Table8.A2" office:value-type="string">
            <text:p text:style-name="P82">Sp) 900</text:p>
            <text:p text:style-name="P82">7) 150</text:p>
            <text:p text:style-name="P82">8) 10</text:p>
          </table:table-cell>
          <table:table-cell table:style-name="Table8.A2" office:value-type="string">
            <text:p text:style-name="P82">5) 150</text:p>
            <text:p text:style-name="P82">10) 30</text:p>
            <text:p text:style-name="P82"/>
          </table:table-cell>
          <table:table-cell table:style-name="Table8.A2" office:value-type="string">
            <text:p text:style-name="P82">Sp) 3000</text:p>
            <text:p text:style-name="P82">3) 1200</text:p>
            <text:p text:style-name="P82">4) 800</text:p>
          </table:table-cell>
          <table:table-cell table:style-name="Table8.A2" office:value-type="string">
            <text:p text:style-name="P82">1) 2000</text:p>
            <text:p text:style-name="P82">2) 1000</text:p>
            <text:p text:style-name="P82">6) 1500</text:p>
          </table:table-cell>
          <table:table-cell table:style-name="Table8.A2" office:value-type="string">
            <text:p text:style-name="P82">Sp) 1200</text:p>
          </table:table-cell>
          <table:table-cell table:style-name="Table8.A2" office:value-type="string">
            <text:p text:style-name="P82">3) 1200</text:p>
          </table:table-cell>
          <table:table-cell table:style-name="Table8.A2" office:value-type="string">
            <text:p text:style-name="P82">9) 1000</text:p>
          </table:table-cell>
          <table:table-cell table:style-name="Table8.H2" office:value-type="string">
            <text:p text:style-name="P82">8) 10</text:p>
          </table:table-cell>
        </table:table-row>
        <table:table-row table:style-name="Table8.3">
          <table:table-cell table:style-name="Table8.A2" office:value-type="string">
            <text:p text:style-name="P83">1060</text:p>
          </table:table-cell>
          <table:table-cell table:style-name="Table8.A2" office:value-type="string">
            <text:p text:style-name="P83">180</text:p>
            <text:p text:style-name="P83">Sk) 880</text:p>
          </table:table-cell>
          <table:table-cell table:style-name="Table8.A2" office:value-type="string">
            <text:p text:style-name="P83">5000</text:p>
          </table:table-cell>
          <table:table-cell table:style-name="Table8.A2" office:value-type="string">
            <text:p text:style-name="P83">4500</text:p>
            <text:p text:style-name="P83">Sk) 500</text:p>
          </table:table-cell>
          <table:table-cell table:style-name="Table8.A2" office:value-type="string">
            <text:p text:style-name="P83">1200</text:p>
          </table:table-cell>
          <table:table-cell table:style-name="Table8.A2" office:value-type="string">
            <text:p text:style-name="P83">1200</text:p>
          </table:table-cell>
          <table:table-cell table:style-name="Table8.A2" office:value-type="string">
            <text:p text:style-name="P83">1000</text:p>
          </table:table-cell>
          <table:table-cell table:style-name="Table8.H2" office:value-type="string">
            <text:p text:style-name="P83">10</text:p>
            <text:p text:style-name="P83">Sk) 990</text:p>
          </table:table-cell>
        </table:table-row>
        <table:table-row table:style-name="Table8.3">
          <table:table-cell table:style-name="Table8.A2" office:value-type="string">
            <text:p text:style-name="P83">1060</text:p>
          </table:table-cell>
          <table:table-cell table:style-name="Table8.A2" office:value-type="string">
            <text:p text:style-name="P83">1060</text:p>
          </table:table-cell>
          <table:table-cell table:style-name="Table8.A2" office:value-type="string">
            <text:p text:style-name="P83">5000</text:p>
          </table:table-cell>
          <table:table-cell table:style-name="Table8.A2" office:value-type="string">
            <text:p text:style-name="P83">5000</text:p>
          </table:table-cell>
          <table:table-cell table:style-name="Table8.A2" office:value-type="string">
            <text:p text:style-name="P83">1200</text:p>
          </table:table-cell>
          <table:table-cell table:style-name="Table8.A2" office:value-type="string">
            <text:p text:style-name="P83">1200</text:p>
          </table:table-cell>
          <table:table-cell table:style-name="Table8.A2" office:value-type="string">
            <text:p text:style-name="P83">1000</text:p>
          </table:table-cell>
          <table:table-cell table:style-name="Table8.H2" office:value-type="string">
            <text:p text:style-name="P83">1000</text:p>
          </table:table-cell>
        </table:table-row>
        <table:table-row>
          <table:table-cell table:style-name="Table8.A2" table:number-columns-spanned="2" office:value-type="string">
            <text:p text:style-name="P80">Rozrachunki z tytułu wynagrodzeń (230)</text:p>
          </table:table-cell>
          <table:covered-table-cell/>
          <table:table-cell table:style-name="Table8.A2" table:number-columns-spanned="2" office:value-type="string">
            <text:p text:style-name="P80">Środki pięniężne w drodze (145)</text:p>
          </table:table-cell>
          <table:covered-table-cell/>
          <table:table-cell table:style-name="Table8.A2" table:number-columns-spanned="2" office:value-type="string">
            <text:p text:style-name="P80">Pozostałe rozrachunki (240)</text:p>
          </table:table-cell>
          <table:covered-table-cell/>
          <table:table-cell table:style-name="Table8.H2" table:number-columns-spanned="2" office:value-type="string">
            <text:p text:style-name="P80">Inne rozrachunki z pracownikami (234)</text:p>
          </table:table-cell>
          <table:covered-table-cell/>
        </table:table-row>
        <table:table-row>
          <table:table-cell table:style-name="Table8.A2" office:value-type="string">
            <text:p text:style-name="P82">6) 1500</text:p>
          </table:table-cell>
          <table:table-cell table:style-name="Table8.A2" office:value-type="string">
            <text:p text:style-name="P82">Sp) 1500</text:p>
          </table:table-cell>
          <table:table-cell table:style-name="Table8.A2" office:value-type="string">
            <text:p text:style-name="P82">1) 2000</text:p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2">4) 800</text:p>
          </table:table-cell>
          <table:table-cell table:style-name="Table8.A2" office:value-type="string">
            <text:p text:style-name="P82">5) 150</text:p>
          </table:table-cell>
          <table:table-cell table:style-name="Table8.H2" office:value-type="string">
            <text:p text:style-name="P82">7) 150</text:p>
          </table:table-cell>
        </table:table-row>
        <table:table-row>
          <table:table-cell table:style-name="Table8.A2" office:value-type="string">
            <text:p text:style-name="P83">1500</text:p>
          </table:table-cell>
          <table:table-cell table:style-name="Table8.A2" office:value-type="string">
            <text:p text:style-name="P83">1500</text:p>
          </table:table-cell>
          <table:table-cell table:style-name="Table8.A2" office:value-type="string">
            <text:p text:style-name="P82"/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2"/>
          </table:table-cell>
          <table:table-cell table:style-name="Table8.A2" office:value-type="string">
            <text:p text:style-name="P83">150</text:p>
          </table:table-cell>
          <table:table-cell table:style-name="Table8.H2" office:value-type="string">
            <text:p text:style-name="P83">150</text:p>
          </table:table-cell>
        </table:table-row>
        <table:table-row>
          <table:table-cell table:style-name="Table8.A2" table:number-columns-spanned="2" office:value-type="string">
            <text:p text:style-name="P80">Rozrachunki z dostawcami (201)</text:p>
          </table:table-cell>
          <table:covered-table-cell/>
          <table:table-cell table:style-name="Table8.A2" table:number-columns-spanned="2" office:value-type="string">
            <text:p text:style-name="P80">Koszty finansowe (751)</text:p>
          </table:table-cell>
          <table:covered-table-cell/>
          <table:table-cell table:style-name="Table8.A2" table:number-columns-spanned="2" office:value-type="string">
            <text:p text:style-name="P82">Pozostałę przychody operacyjne (760)</text:p>
          </table:table-cell>
          <table:covered-table-cell/>
          <table:table-cell table:style-name="Table8.H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8.A2" office:value-type="string">
            <text:p text:style-name="P82">2) 1000</text:p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2">10) 30</text:p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82">9) 1000</text:p>
          </table:table-cell>
          <table:table-cell table:style-name="Table8.A2" office:value-type="string">
            <text:p text:style-name="P82"/>
          </table:table-cell>
          <table:table-cell table:style-name="Table8.H2" office:value-type="string">
            <text:p text:style-name="P81"/>
          </table:table-cell>
        </table:table-row>
      </table:table>
      <text:p text:style-name="P69"/>
      <text:p text:style-name="P69"/>
      <text:p text:style-name="P78">-----------</text:p>
      <text:h text:style-name="P59" text:outline-level="2">Weksle</text:h>
      <text:p text:style-name="P77">1) WEKSEL OBCY – 2045 (2000 SUMA, 45 DYSKONT)</text:p>
      <text:p text:style-name="P77">1*) Należność od odbiorcy</text:p>
      <text:p text:style-name="P77">2) WYKUP WEKSLA – 2045</text:p>
      <table:table table:name="Table9" table:style-name="Table9">
        <table:table-column table:style-name="Table9.A" table:number-columns-repeated="8"/>
        <table:table-row>
          <table:table-cell table:style-name="Table9.A1" table:number-columns-spanned="2" office:value-type="string">
            <text:p text:style-name="P77">Weksle obce</text:p>
          </table:table-cell>
          <table:covered-table-cell/>
          <table:table-cell table:style-name="Table9.A1" table:number-columns-spanned="2" office:value-type="string">
            <text:p text:style-name="P74">Rozrachunki z odbiorcami</text:p>
          </table:table-cell>
          <table:covered-table-cell/>
          <table:table-cell table:style-name="Table9.A1" table:number-columns-spanned="2" office:value-type="string">
            <text:p text:style-name="P77">Przychody finansowe</text:p>
          </table:table-cell>
          <table:covered-table-cell/>
          <table:table-cell table:style-name="Table9.G1" table:number-columns-spanned="2" office:value-type="string">
            <text:p text:style-name="P74"><text:span text:style-name="T15">R</text:span>achunki <text:span text:style-name="T15">bankowe2</text:span></text:p>
          </table:table-cell>
          <table:covered-table-cell/>
        </table:table-row>
        <table:table-row>
          <table:table-cell table:style-name="Table9.A2" office:value-type="string">
            <text:p text:style-name="P85">1) 2045</text:p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5">1*) 2000</text:p>
          </table:table-cell>
          <table:table-cell table:style-name="Table9.A2" office:value-type="string">
            <text:p text:style-name="P85">1) 2000 </text:p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5">1) 45</text:p>
          </table:table-cell>
          <table:table-cell table:style-name="Table9.A2" office:value-type="string">
            <text:p text:style-name="P84"/>
          </table:table-cell>
          <table:table-cell table:style-name="Table9.H2" office:value-type="string">
            <text:p text:style-name="P84"/>
          </table:table-cell>
        </table:table-row>
      </table:table>
      <text:p text:style-name="P74"><text:span text:style-name="T4">------------</text:span></text:p>
      <text:p text:style-name="P74" loext:marker-style-name="T4"><text:span text:style-name="T4"/></text:p>
      <text:p text:style-name="P74" loext:marker-style-name="T4"><text:span text:style-name="T4">Zadanie 3.</text:span></text:p>
      <text:p text:style-name="P74">Na początku okresu sprawozdawczego firma produkcyjna posiada nieuregulowane płatności:</text:p>
      <text:p text:style-name="P74">Rachunki bankowe ………………………………………………………………………………………… 150</text:p>
      <text:p text:style-name="P74">Rozrachunki z odbiorcami …………………………………………………………………………….. 3.000</text:p>
      <text:p text:style-name="P74">Rozrachunki z dostawcami ……………………………………………………………………………. 980</text:p>
      <text:p text:style-name="P74">Rozrachunki z tytułu podatku VAT (Ma) ……………………………………………………….. 490</text:p>
      <text:p text:style-name="P74">W ciągu okresu sprawozdawczego firma dokonała następujących operacji gospodarczych:</text:p>
      <text:p text:style-name="P74">1. Wpłynęła pożyczka krótkoterminowa od kontrahenta (WB) …………………….. 3.000</text:p>
      <text:p text:style-name="P74">2. Wpłynęła należność od odbiorcy (WB) …………………………………………………….. 2.150</text:p>
      <text:p text:style-name="P74">3. Pobrano gotówkę czekiem z rachunku bankowego do kasy (KP) ……………… 1.500</text:p>
      <text:p text:style-name="P74">4. Zakupiono akcje krótkoterminowe (WB) …………………………………………………. 600</text:p>
      <text:p text:style-name="P74">5. Odebrano zakupione akcje (Pk) ………………………………………………………………. …..</text:p>
      <text:p text:style-name="P74">6. Uregulowano przelewem zobowiązanie wobec dostawcy (WB) ………………. 500</text:p>
      <text:p text:style-name="P74">7. Otrzymano od odbiorcy weksel na pokrycie należności:</text:p>
      <text:p text:style-name="P74">- suma weksla ……………………………………………………………………………………………… 1.040</text:p>
      <text:p text:style-name="P74">- dyskonto zawarte w sumie weksla ……………………………………………………………. 40</text:p>
      <text:p text:style-name="P74">8. Wpłynęły dywidendy od posiadanych akcji (WB) …………………………………….. 60</text:p>
      <text:p text:style-name="P74">9. Odbiorca wykupił w terminie swój weksel (WB) ……………………………………… 1.040</text:p>
      <text:p text:style-name="P74">10. Sprzedano akcje krótkoterminowe za gotówkę (KP)</text:p>
      <text:p text:style-name="P74">- cena sprzedaży akcji ………………………………………………………………………………….. 350</text:p>
      <text:p text:style-name="P74">11. Wyksięgowano sprzedane akcje krótkoterminowe (Pk)</text:p>
      <text:p text:style-name="P74">- cena nabycia akcji ……………………………………………………………………………………… 300</text:p>
      <text:p text:style-name="P74">12. Przekazano do Urzędu Skarbowego należny podatek VAT (WB) ……………. …</text:p>
      <text:p text:style-name="P74">Polecenie:</text:p>
      <text:p text:style-name="P74">1) Dokonać otwarcia kont, wpisując podane salda początkowe</text:p>
      <text:p text:style-name="P74">2) Zaksięgować operacje gospodarcze</text:p>
      <text:p text:style-name="P74">3) Porównać stan środków pieniężnych firmy na początku i na koniec okresu.</text:p>
      <table:table table:name="Table10" table:style-name="Table10">
        <table:table-column table:style-name="Table10.A" table:number-columns-repeated="8"/>
        <table:table-row>
          <table:table-cell table:style-name="Table10.A1" table:number-columns-spanned="2" office:value-type="string">
            <text:p text:style-name="P86">Rachunki bankowe (130)</text:p>
          </table:table-cell>
          <table:covered-table-cell/>
          <table:table-cell table:style-name="Table10.A1" table:number-columns-spanned="2" office:value-type="string">
            <text:p text:style-name="P79">Rozrachunki z odbiorcami <text:span text:style-name="T15">(200)</text:span></text:p>
          </table:table-cell>
          <table:covered-table-cell/>
          <table:table-cell table:style-name="Table10.A1" table:number-columns-spanned="2" office:value-type="string">
            <text:p text:style-name="P79">Rozrachunki z dostawcam<text:span text:style-name="T15">i (201)</text:span></text:p>
          </table:table-cell>
          <table:covered-table-cell/>
          <table:table-cell table:style-name="Table10.G1" table:number-columns-spanned="2" office:value-type="string">
            <text:p text:style-name="P79">Rozrachunki z tytułu podatku VAT <text:span text:style-name="T15">(221)</text:span></text:p>
          </table:table-cell>
          <table:covered-table-cell/>
        </table:table-row>
        <table:table-row>
          <table:table-cell table:style-name="Table10.A2" office:value-type="string">
            <text:p text:style-name="P86">Sp) 150</text:p>
            <text:p text:style-name="P87">1) 3000</text:p>
            <text:p text:style-name="P87">2) 3000</text:p>
          </table:table-cell>
          <table:table-cell table:style-name="Table10.A2" office:value-type="string">
            <text:p text:style-name="P87">3) 1500</text:p>
            <text:p text:style-name="P87">4) 600</text:p>
          </table:table-cell>
          <table:table-cell table:style-name="Table10.A2" office:value-type="string">
            <text:p text:style-name="P86">Sp) 3000</text:p>
          </table:table-cell>
          <table:table-cell table:style-name="Table10.A2" office:value-type="string">
            <text:p text:style-name="P87">3) 3000</text:p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86">Sp) 980</text:p>
          </table:table-cell>
          <table:table-cell table:style-name="Table10.A2" office:value-type="string">
            <text:p text:style-name="P79"/>
          </table:table-cell>
          <table:table-cell table:style-name="Table10.H2" office:value-type="string">
            <text:p text:style-name="P86">Sp) 490</text:p>
          </table:table-cell>
        </table:table-row>
        <table:table-row>
          <table:table-cell table:style-name="Table10.A2" table:number-columns-spanned="2" office:value-type="string">
            <text:p text:style-name="P86">Pozostałe rozrachunki (240)</text:p>
          </table:table-cell>
          <table:covered-table-cell/>
          <table:table-cell table:style-name="Table10.A2" table:number-columns-spanned="2" office:value-type="string">
            <text:p text:style-name="P86">Krótkoterminowe <text:span text:style-name="T16">aktywa finansowe (140)</text:span></text:p>
          </table:table-cell>
          <table:covered-table-cell/>
          <table:table-cell table:style-name="Table10.A2" table:number-columns-spanned="2" office:value-type="string">
            <text:p text:style-name="P87">Weksle obce (144)</text:p>
          </table:table-cell>
          <table:covered-table-cell/>
          <table:table-cell table:style-name="Table10.H2" table:number-columns-spanned="2" office:value-type="string">
            <text:p text:style-name="P87">Przychody finansowe (750)</text:p>
          </table:table-cell>
          <table:covered-table-cell/>
        </table:table-row>
        <table:table-row>
          <table:table-cell table:style-name="Table10.A2" office:value-type="string">
            <text:p text:style-name="P87">4) 600</text:p>
          </table:table-cell>
          <table:table-cell table:style-name="Table10.A2" office:value-type="string">
            <text:p text:style-name="P87">1) 3000</text:p>
            <text:p text:style-name="P87">5) 600</text:p>
          </table:table-cell>
          <table:table-cell table:style-name="Table10.A2" office:value-type="string">
            <text:p text:style-name="P87">5) 600</text:p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H2" office:value-type="string">
            <text:p text:style-name="P79"/>
          </table:table-cell>
        </table:table-row>
        <table:table-row>
          <table:table-cell table:style-name="Table10.A2" table:number-columns-spanned="2" office:value-type="string">
            <text:p text:style-name="P87">Koszty finansowe (751)</text:p>
          </table:table-cell>
          <table:covered-table-cell/>
          <table:table-cell table:style-name="Table10.A2" table:number-columns-spanned="2" office:value-type="string">
            <text:p text:style-name="P87">Kasa (100)</text:p>
          </table:table-cell>
          <table:covered-table-cell/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H2" office:value-type="string">
            <text:p text:style-name="P79"/>
          </table:table-cell>
        </table:table-row>
        <table:table-row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87">3) 1500</text:p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A2" office:value-type="string">
            <text:p text:style-name="P79"/>
          </table:table-cell>
          <table:table-cell table:style-name="Table10.H2" office:value-type="string">
            <text:p text:style-name="P79"/>
          </table:table-cell>
        </table:table-row>
      </table:table>
      <text:p text:style-name="P7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1b2b27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officeooo:rsid="001b2b27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20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7:58:02.579983023</meta:creation-date>
    <meta:generator>LibreOffice/24.2.1.2$Linux_X86_64 LibreOffice_project/420$Build-2</meta:generator>
    <dc:date>2024-03-13T08:45:59.551553391</dc:date>
    <meta:editing-duration>PT1H46M56S</meta:editing-duration>
    <meta:editing-cycles>23</meta:editing-cycles>
    <meta:document-statistic meta:table-count="10" meta:image-count="0" meta:object-count="0" meta:page-count="11" meta:paragraph-count="392" meta:word-count="1833" meta:character-count="13205" meta:non-whitespace-character-count="11752"/>
  </office:meta>
</office:document-meta>
</file>